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podpis" style:family="paragraph">
      <style:paragraph-properties fo:margin-top="0.3333in"/>
    </style:style>
    <style:style style:name="P18" style:parent-style-name="podpis" style:family="paragraph">
      <style:paragraph-properties fo:text-align="start" fo:margin-left="0in">
        <style:tab-stops/>
      </style:paragraph-properties>
    </style:style>
    <style:style style:name="P19" style:parent-style-name="podpis" style:family="paragraph">
      <style:paragraph-properties fo:text-align="star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16/2023<text:bookmark-end text:name="Text14"/></text:p>
            <text:p text:style-name="Normální">KVOP-15053/2023<text:bookmark-end text:name="Text2"/></text:p>
            <text:p text:style-name="Normální"><text:bookmark-start text:name="Text6"/>20. 04. 2023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<text:bookmark-start text:name="Text8"/>Vážený pan<text:bookmark-end text:name="Text8"/></text:p>
            <text:p text:style-name="Normální"><text:bookmark-start text:name="Text9"/>Ing<text:bookmark-end text:name="Text9"/><text:s/>P. Z.<text:s/>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Nadpis1" text:outline-level="1"/>
      <text:h text:style-name="Nadpis1" text:outline-level="1"/>
      <text:h text:style-name="Nadpis1" text:outline-level="1">Sdělení o vyřízení žádosti o informace</text:h>
      <text:h text:style-name="Nadpis1" text:outline-level="1">podle zákona č. 106/1999 Sb., o svobodném přístupu k informacím</text:h>
      <text:p text:style-name="Základnítext">Vážený pane inženýre,</text:p>
      <text:p text:style-name="Základnítext">dne 18. 4. 2023 obdržela Kancelář veřejného ochránce práv Vaši žádost o informace.</text:p>
      <text:p text:style-name="Základnítext">Žádáte o poskytnutí kopie vyjádření starosty „města Y“ ke zprávě o šetření sp. zn. 12/2019/VOP/JCZ, č. j. KVOP-13655/2019.</text:p>
      <text:p text:style-name="Základnítext">Požadovaný dokument Vám zasíláme přílohou, a to po provedení nezbytné anonymizace údajů fyzické osoby (jména, příjmení, bydliště).</text:p>
      <text:p text:style-name="Základnítext">S pozdravem</text:p>
      <text:p text:style-name="P17">JUDr. Pavel Pořízek, Ph.D. v. r.</text:p>
      <text:p text:style-name="podpis">vedoucí Kanceláře veřejného ochránce práv</text:p>
      <text:p text:style-name="podpis">(podepsáno elektronicky)</text:p>
      <text:p text:style-name="podpis"/>
      <text:p text:style-name="podpis"/>
      <text:p text:style-name="podpis"/>
      <text:p text:style-name="podpis"/>
      <text:p text:style-name="Příloha">Příloha</text:p>
      <text:p text:style-name="P18"/>
      <text:list text:style-name="LFO3_1" text:continue-numbering="true">
        <text:list-item>
          <text:p text:style-name="P19">sdělení starosty města ze dne 24. 4. 2019</text:p>
        </text:list-item>
      </text:list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="Calibri" style:font-name-asian="Times New Roman"/>
    </style:style>
    <style:style style:name="WW_CharLFO3LVL2" style:family="text">
      <style:text-properties style:font-name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bullet text:level="1" text:style-name="WW_CharLFO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DGUVD*</text:span></text:p>
        <text:p text:style-name="P12"><text:span text:style-name="T13">KVOPX00DGUVD</text:span>KVOPX00DGUVD</text:p>
        <text:p text:style-name="P14"/>
      </style:header>
      <style:footer>
        <text:p text:style-name="kontakt">Kancelář<text:s/>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3-06-14T10:23:00Z</meta:creation-date>
    <dc:date>2023-06-14T10:24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1" meta:word-count="109" meta:character-count="752" meta:row-count="5" meta:non-whitespace-character-count="644"/>
  </office:meta>
</office:document-meta>
</file>